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8.34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262.49pt"/>
    </style:style>
    <style:style style:name="co5" style:family="table-column">
      <style:table-column-properties fo:break-before="auto" style:column-width="115.31pt"/>
    </style:style>
    <style:style style:name="co6" style:family="table-column">
      <style:table-column-properties fo:break-before="auto" style:column-width="118.74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1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13.9pt"/>
    </style:style>
    <style:style style:name="co12" style:family="table-column">
      <style:table-column-properties fo:break-before="auto" style:column-width="115.99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26.4pt"/>
    </style:style>
    <style:style style:name="co15" style:family="table-column">
      <style:table-column-properties fo:break-before="auto" style:column-width="132.66pt"/>
    </style:style>
    <style:style style:name="co16" style:family="table-column">
      <style:table-column-properties fo:break-before="auto" style:column-width="113.19pt"/>
    </style:style>
    <style:style style:name="co17" style:family="table-column">
      <style:table-column-properties fo:break-before="auto" style:column-width="131.95pt"/>
    </style:style>
    <style:style style:name="co18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66.76pt" fo:break-before="auto" style:use-optimal-row-height="false"/>
    </style:style>
    <style:style style:name="ro7" style:family="table-row">
      <style:table-row-properties style:row-height="74.24pt" fo:break-before="auto" style:use-optimal-row-height="false"/>
    </style:style>
    <style:style style:name="ro8" style:family="table-row">
      <style:table-row-properties style:row-height="87.76pt" fo:break-before="auto" style:use-optimal-row-height="false"/>
    </style:style>
    <style:style style:name="ro9" style:family="table-row">
      <style:table-row-properties style:row-height="69pt" fo:break-before="auto" style:use-optimal-row-height="false"/>
    </style:style>
    <style:style style:name="ro10" style:family="table-row">
      <style:table-row-properties style:row-height="54pt" fo:break-before="auto" style:use-optimal-row-height="false"/>
    </style:style>
    <style:style style:name="ro11" style:family="table-row">
      <style:table-row-properties style:row-height="80.25pt" fo:break-before="auto" style:use-optimal-row-height="false"/>
    </style:style>
    <style:style style:name="ro12" style:family="table-row">
      <style:table-row-properties style:row-height="75.74pt" fo:break-before="auto" style:use-optimal-row-height="false"/>
    </style:style>
    <style:style style:name="ro13" style:family="table-row">
      <style:table-row-properties style:row-height="77.24pt" fo:break-before="auto" style:use-optimal-row-height="false"/>
    </style:style>
    <style:style style:name="ro14" style:family="table-row">
      <style:table-row-properties style:row-height="65.25pt" fo:break-before="auto" style:use-optimal-row-height="false"/>
    </style:style>
    <style:style style:name="ro15" style:family="table-row">
      <style:table-row-properties style:row-height="61.51pt" fo:break-before="auto" style:use-optimal-row-height="false"/>
    </style:style>
    <style:style style:name="ro16" style:family="table-row">
      <style:table-row-properties style:row-height="56.24pt" fo:break-before="auto" style:use-optimal-row-height="false"/>
    </style:style>
    <style:style style:name="ro17" style:family="table-row">
      <style:table-row-properties style:row-height="63.01pt" fo:break-before="auto" style:use-optimal-row-height="false"/>
    </style:style>
    <style:style style:name="ro18" style:family="table-row">
      <style:table-row-properties style:row-height="72pt" fo:break-before="auto" style:use-optimal-row-height="false"/>
    </style:style>
    <style:style style:name="ro19" style:family="table-row">
      <style:table-row-properties style:row-height="57.74pt" fo:break-before="auto" style:use-optimal-row-height="false"/>
    </style:style>
    <style:style style:name="ro20" style:family="table-row">
      <style:table-row-properties style:row-height="73.5pt" fo:break-before="auto" style:use-optimal-row-height="false"/>
    </style:style>
    <style:style style:name="ro21" style:family="table-row">
      <style:table-row-properties style:row-height="65.99pt" fo:break-before="auto" style:use-optimal-row-height="false"/>
    </style:style>
    <style:style style:name="ro22" style:family="table-row">
      <style:table-row-properties style:row-height="72.74pt" fo:break-before="auto" style:use-optimal-row-height="false"/>
    </style:style>
    <style:style style:name="ro23" style:family="table-row">
      <style:table-row-properties style:row-height="15.76pt" fo:break-before="auto" style:use-optimal-row-height="false"/>
    </style:style>
    <style:style style:name="ro24" style:family="table-row">
      <style:table-row-properties style:row-height="15pt" fo:break-before="auto" style:use-optimal-row-height="false"/>
    </style:style>
    <style:style style:name="ro25" style:family="table-row">
      <style:table-row-properties style:row-height="67.49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1&quot;;&quot;p1&quot;;&quot;P2&quot;;&quot;P3&quot;;&quot;P4&quot;)" table:allow-empty-cell="true" table:display-list="unsorted" table:base-cell-address="Results.C2">
          <table:error-message table:message-type="stop" table:display="true"/>
        </table:content-validation>
        <table:content-validation table:name="val2" table:condition="of:cell-content-is-in-list(&quot;Pass&quot;;&quot;Fail&quot;)" table:allow-empty-cell="true" table:display-list="unsorted" table:base-cell-address="Results.I2">
          <table:error-message table:message-type="stop" table:display="true"/>
        </table:content-validation>
      </table:content-validations>
      <table:table table:name="Test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Automated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Testare functionare Site</text:p>
          </table:table-cell>
          <table:table-cell table:style-name="ce7" office:value-type="string" calcext:value-type="string">
            <text:p>01.Autentificare cu date corecte</text:p>
          </table:table-cell>
          <table:table-cell table:style-name="ce13" table:content-validation-name="val1" office:value-type="string" calcext:value-type="string">
            <text:p>P1</text:p>
          </table:table-cell>
          <table:table-cell table:style-name="ce13"/>
          <table:table-cell table:style-name="ce15" office:value-type="string" calcext:value-type="string">
            <text:p>1.Accesarea site ului</text:p>
            <text:p>2.Introducerea unui nume valid</text:p>
            <text:p>3.Introducerea unei parole valide</text:p>
            <text:p>4.Click pe butonul Log in</text:p>
            <text:p>5.Verificarea rezultatului</text:p>
          </table:table-cell>
          <table:table-cell table:style-name="ce18" office:value-type="string" calcext:value-type="string">
            <text:p>Id-standard_user</text:p>
            <text:p>ps-secret_sauce</text:p>
          </table:table-cell>
          <table:table-cell table:style-name="ce15" office:value-type="string" calcext:value-type="string">
            <text:p>Logarea pe site cu contul de utilizator corect</text:p>
          </table:table-cell>
          <table:table-cell table:style-name="ce15"/>
          <table:table-cell table:style-name="ce22" table:content-validation-name="val2"/>
          <table:table-cell table:style-name="ce24"/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2.Autentificare cu parolă greșită</text:p>
          </table:table-cell>
          <table:table-cell table:style-name="ce13" table:content-validation-name="val1" office:value-type="string" calcext:value-type="string">
            <text:p>P1</text:p>
          </table:table-cell>
          <table:table-cell table:style-name="ce13"/>
          <table:table-cell table:style-name="ce15" office:value-type="string" calcext:value-type="string">
            <text:p>1.Accesarea site ului</text:p>
            <text:p>2.Introducerea unui nume valid</text:p>
            <text:p>3.Introducerea unei parole invalide</text:p>
            <text:p>4.Click pe butonul de Log in</text:p>
            <text:p>5.Verificarea rezultatului</text:p>
          </table:table-cell>
          <table:table-cell table:style-name="ce18" office:value-type="string" calcext:value-type="string">
            <text:p>Id-standard_user</text:p>
            <text:p>ps-123456</text:p>
          </table:table-cell>
          <table:table-cell table:style-name="ce15" office:value-type="string" calcext:value-type="string">
            <text:p>Afisarea mesajului de Parola incorecta</text:p>
          </table:table-cell>
          <table:table-cell table:style-name="ce15"/>
          <table:table-cell table:style-name="ce22" table:content-validation-name="val2"/>
          <table:table-cell table:style-name="ce24"/>
          <table:table-cell table:number-columns-repeated="1014"/>
        </table:table-row>
        <table:table-row table:style-name="ro4">
          <table:covered-table-cell table:style-name="ce4"/>
          <table:table-cell table:style-name="ce7" office:value-type="string" calcext:value-type="string">
            <text:p>3.Autentificare cu username invalid</text:p>
          </table:table-cell>
          <table:table-cell table:style-name="ce13" table:content-validation-name="val1" office:value-type="string" calcext:value-type="string">
            <text:p>P1</text:p>
          </table:table-cell>
          <table:table-cell table:style-name="ce13"/>
          <table:table-cell table:style-name="ce15" office:value-type="string" calcext:value-type="string">
            <text:p>1.Accesarea site ului</text:p>
            <text:p>2.Introducerea unui nume invalid</text:p>
            <text:p>3.Introducerea unei parole valide</text:p>
            <text:p>4.Click pe butonul de Log in</text:p>
            <text:p>5.Verificarea rezultatului</text:p>
          </table:table-cell>
          <table:table-cell table:style-name="ce18" office:value-type="string" calcext:value-type="string">
            <text:p>id-123456</text:p>
            <text:p>ps-secret_sauce</text:p>
          </table:table-cell>
          <table:table-cell table:style-name="ce15" office:value-type="string" calcext:value-type="string">
            <text:p>Afisarea mesajului de nume incorect</text:p>
          </table:table-cell>
          <table:table-cell table:style-name="ce15"/>
          <table:table-cell table:style-name="ce22" table:content-validation-name="val2"/>
          <table:table-cell table:style-name="ce24"/>
          <table:table-cell table:number-columns-repeated="1014"/>
        </table:table-row>
        <table:table-row table:style-name="ro3">
          <table:table-cell table:style-name="ce5"/>
          <table:table-cell table:style-name="ce8" office:value-type="string" calcext:value-type="string">
            <text:p>4.Câmp gol la autentificare in casuta de Username </text:p>
          </table:table-cell>
          <table:table-cell table:style-name="ce13" table:content-validation-name="val1" office:value-type="string" calcext:value-type="string">
            <text:p>P1</text:p>
          </table:table-cell>
          <table:table-cell table:style-name="ce13"/>
          <table:table-cell table:style-name="ce16" office:value-type="string" calcext:value-type="string">
            <text:p>1.Accesarea site ului</text:p>
            <text:p>2.Lasarea spatiului gol in casuta de Username</text:p>
            <text:p>3.Introducerea unei parole valide</text:p>
            <text:p>4.Click pe butonul de Log in</text:p>
            <text:p>5.Verificarea rezultatului</text:p>
          </table:table-cell>
          <table:table-cell table:style-name="ce18" office:value-type="string" calcext:value-type="string">
            <text:p>id-   </text:p>
            <text:p>ps-secret_sauce</text:p>
          </table:table-cell>
          <table:table-cell table:style-name="ce8" office:value-type="string" calcext:value-type="string">
            <text:p>Afisarea mesajului de nume incorect</text:p>
          </table:table-cell>
          <table:table-cell table:style-name="ce21"/>
          <table:table-cell table:style-name="ce22" table:content-validation-name="val2"/>
          <table:table-cell table:style-name="ce24"/>
          <table:table-cell table:number-columns-repeated="1014"/>
        </table:table-row>
        <table:table-row table:style-name="ro5">
          <table:table-cell table:style-name="ce2"/>
          <table:table-cell table:style-name="ce9" office:value-type="string" calcext:value-type="string">
            <text:p>5.Campul gol la autentificare in casuta de parola</text:p>
          </table:table-cell>
          <table:table-cell table:style-name="ce13" table:content-validation-name="val1" office:value-type="string" calcext:value-type="string">
            <text:p>P1</text:p>
          </table:table-cell>
          <table:table-cell table:style-name="ce13"/>
          <table:table-cell table:style-name="ce5" office:value-type="string" calcext:value-type="string">
            <text:p>1.Accesarea site ului</text:p>
            <text:p>2.Introducerea unui nume valid</text:p>
            <text:p>3.Lasarea spatiului gol in casuta de Password</text:p>
            <text:p>4.Click pe butonul de Log in</text:p>
            <text:p>5.Verificarea rezultatului</text:p>
          </table:table-cell>
          <table:table-cell table:style-name="ce18" office:value-type="string" calcext:value-type="string">
            <text:p>Id-standard_user</text:p>
            <text:p>ps-       </text:p>
          </table:table-cell>
          <table:table-cell table:style-name="ce9" office:value-type="string" calcext:value-type="string">
            <text:p>Afisarea mesajului de Parola incorecta</text:p>
          </table:table-cell>
          <table:table-cell table:style-name="ce21"/>
          <table:table-cell table:style-name="ce22" table:content-validation-name="val2"/>
          <table:table-cell table:style-name="ce24"/>
          <table:table-cell table:number-columns-repeated="1014"/>
        </table:table-row>
        <table:table-row table:style-name="ro5">
          <table:table-cell table:style-name="ce2"/>
          <table:table-cell table:style-name="ce9" office:value-type="string" calcext:value-type="string">
            <text:p>6.Afișarea produselor pe pagina principală</text:p>
          </table:table-cell>
          <table:table-cell table:style-name="ce13" table:content-validation-name="val1" office:value-type="string" calcext:value-type="string">
            <text:p>P1</text:p>
          </table:table-cell>
          <table:table-cell table:style-name="ce13"/>
          <table:table-cell table:style-name="ce17" office:value-type="string" calcext:value-type="string">
            <text:p>1.Accesarea site ului</text:p>
            <text:p>2.Verificarea afisarii corecte a produselor pe pagina principala</text:p>
          </table:table-cell>
          <table:table-cell table:style-name="ce18"/>
          <table:table-cell table:style-name="ce17" office:value-type="string" calcext:value-type="string">
            <text:p>Afisarea corecta a produselor pe site</text:p>
          </table:table-cell>
          <table:table-cell table:style-name="ce21"/>
          <table:table-cell table:style-name="ce22" table:content-validation-name="val2"/>
          <table:table-cell table:style-name="ce24"/>
          <table:table-cell table:number-columns-repeated="1014"/>
        </table:table-row>
        <table:table-row table:style-name="ro6">
          <table:table-cell table:style-name="ce6"/>
          <table:table-cell table:style-name="ce10" office:value-type="string" calcext:value-type="string">
            <text:p>7.Sortare după preț crescător</text:p>
          </table:table-cell>
          <table:table-cell table:style-name="ce14" table:content-validation-name="val1" office:value-type="string" calcext:value-type="string">
            <text:p>P2</text:p>
          </table:table-cell>
          <table:table-cell table:style-name="ce6"/>
          <table:table-cell table:style-name="ce5" office:value-type="string" calcext:value-type="string">
            <text:p>1.Accesarea site ului</text:p>
            <text:p>2.Click pe butonul de sortare</text:p>
            <text:p>3.Click pe varianta de Sortare pret crescator</text:p>
            <text:p>4.Verificarea rezultatului</text:p>
          </table:table-cell>
          <table:table-cell table:style-name="ce6"/>
          <table:table-cell table:style-name="ce9" office:value-type="string" calcext:value-type="string">
            <text:p>Afisarea produselor in ordine crescatoare</text:p>
          </table:table-cell>
          <table:table-cell table:style-name="ce6"/>
          <table:table-cell table:style-name="ce22" table:content-validation-name="val2"/>
          <table:table-cell table:style-name="ce25"/>
          <table:table-cell table:number-columns-repeated="1014"/>
        </table:table-row>
        <table:table-row table:style-name="ro7">
          <table:table-cell table:style-name="ce6"/>
          <table:table-cell table:style-name="ce10" office:value-type="string" calcext:value-type="string">
            <text:p>8.Sortarea dupa pret decrescator</text:p>
          </table:table-cell>
          <table:table-cell table:style-name="ce14" table:content-validation-name="val1" office:value-type="string" calcext:value-type="string">
            <text:p>P2</text:p>
          </table:table-cell>
          <table:table-cell table:style-name="ce6"/>
          <table:table-cell table:style-name="ce5" office:value-type="string" calcext:value-type="string">
            <text:p>1.Accesarea site ului</text:p>
            <text:p>2.Click pe butonul de sortare</text:p>
            <text:p>3.Click pe varianta de Sortare pret decrescator</text:p>
            <text:p>4.Verificarea rezultatului</text:p>
          </table:table-cell>
          <table:table-cell table:style-name="ce6"/>
          <table:table-cell table:style-name="ce9" office:value-type="string" calcext:value-type="string">
            <text:p>Afisarea produselor in ordine decrescatoare</text:p>
          </table:table-cell>
          <table:table-cell table:style-name="ce6"/>
          <table:table-cell table:style-name="ce22" table:content-validation-name="val2"/>
          <table:table-cell table:style-name="ce19"/>
          <table:table-cell table:number-columns-repeated="1014"/>
        </table:table-row>
        <table:table-row table:style-name="ro1">
          <table:table-cell table:style-name="ce6"/>
          <table:table-cell table:style-name="ce10" office:value-type="string" calcext:value-type="string">
            <text:p>9.Sortarea alfabetica (A la Z)</text:p>
          </table:table-cell>
          <table:table-cell table:style-name="ce14" table:content-validation-name="val1" office:value-type="string" calcext:value-type="string">
            <text:p>P2</text:p>
          </table:table-cell>
          <table:table-cell table:style-name="ce6"/>
          <table:table-cell table:style-name="ce5" office:value-type="string" calcext:value-type="string">
            <text:p/>
            <text:p>1.Accesarea site ului</text:p>
            <text:p>2.Click pe butonul de sortare</text:p>
            <text:p>3.Click pe varianta de Sortare (A la Z)</text:p>
            <text:p>4.Verificarea rezultatului</text:p>
          </table:table-cell>
          <table:table-cell table:style-name="ce6"/>
          <table:table-cell table:style-name="ce9" office:value-type="string" calcext:value-type="string">
            <text:p>Afisarea produselor in ordine alfabetica (A la Z)</text:p>
          </table:table-cell>
          <table:table-cell table:style-name="ce6"/>
          <table:table-cell table:style-name="ce22" table:content-validation-name="val2"/>
          <table:table-cell table:style-name="ce19"/>
          <table:table-cell table:number-columns-repeated="1014"/>
        </table:table-row>
        <table:table-row table:style-name="ro8">
          <table:table-cell table:style-name="ce6"/>
          <table:table-cell table:style-name="ce10" office:value-type="string" calcext:value-type="string">
            <text:p>10.Sortarea alfabetica inversa (Z la A)</text:p>
          </table:table-cell>
          <table:table-cell table:style-name="ce14" table:content-validation-name="val1" office:value-type="string" calcext:value-type="string">
            <text:p>P2</text:p>
          </table:table-cell>
          <table:table-cell table:style-name="ce6"/>
          <table:table-cell table:style-name="ce10" office:value-type="string" calcext:value-type="string">
            <text:p>1.Accesarea site ului</text:p>
            <text:p>2.Click pe butonul de sortare</text:p>
            <text:p>3.Click pe varianta de Sortare (Z la A)</text:p>
            <text:p>4.Verificarea rezultatului</text:p>
          </table:table-cell>
          <table:table-cell table:style-name="ce6"/>
          <table:table-cell table:style-name="ce10" office:value-type="string" calcext:value-type="string">
            <text:p>Afisarea produselor in ordine inversa alfabetica (Z la A)</text:p>
          </table:table-cell>
          <table:table-cell table:style-name="ce6"/>
          <table:table-cell table:style-name="ce22" table:content-validation-name="val2"/>
          <table:table-cell table:number-columns-repeated="1015"/>
        </table:table-row>
        <table:table-row table:style-name="ro9">
          <table:table-cell table:style-name="ce6"/>
          <table:table-cell table:style-name="ce10" office:value-type="string" calcext:value-type="string">
            <text:p>11.Coșul este gol la început</text:p>
          </table:table-cell>
          <table:table-cell table:style-name="ce14" table:content-validation-name="val1" office:value-type="string" calcext:value-type="string">
            <text:p>P2</text:p>
          </table:table-cell>
          <table:table-cell table:style-name="ce6"/>
          <table:table-cell table:style-name="ce10" office:value-type="string" calcext:value-type="string">
            <text:p>1.Accesare site ului</text:p>
            <text:p>2.Click buton Cos de cumparaturi</text:p>
            <text:p>3.Verificarea cosului daca este gol cand te conectezi prima data pe site </text:p>
          </table:table-cell>
          <table:table-cell table:style-name="ce6"/>
          <table:table-cell table:style-name="ce10" office:value-type="string" calcext:value-type="string">
            <text:p>Cosul de cumparaturi este Gol</text:p>
          </table:table-cell>
          <table:table-cell table:style-name="ce6"/>
          <table:table-cell table:style-name="ce23" table:content-validation-name="val2"/>
          <table:table-cell table:number-columns-repeated="1015"/>
        </table:table-row>
        <table:table-row table:style-name="ro1">
          <table:table-cell table:style-name="ce6"/>
          <table:table-cell table:style-name="ce10" office:value-type="string" calcext:value-type="string">
            <text:p>12.Adaugare produse in cos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0" office:value-type="string" calcext:value-type="string">
            <text:p>1.Accesare site</text:p>
            <text:p>2.Adaugarea unuia sau a mai multora produse in cos</text:p>
          </table:table-cell>
          <table:table-cell table:style-name="ce6"/>
          <table:table-cell table:style-name="ce10" office:value-type="string" calcext:value-type="string">
            <text:p>Cosul de cumparaturi are produsele adaugate in el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9">
          <table:table-cell table:style-name="ce6"/>
          <table:table-cell table:style-name="ce10" office:value-type="string" calcext:value-type="string">
            <text:p>13.Scoaterea produselor din cos 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0" office:value-type="string" calcext:value-type="string">
            <text:p>1.Accesare site</text:p>
            <text:p>2.Adaugarea unuia sau a mai multora produse in cos</text:p>
            <text:p>3.Scoaterea produselor din cosul de cumparaturi</text:p>
          </table:table-cell>
          <table:table-cell table:style-name="ce6"/>
          <table:table-cell table:style-name="ce10" office:value-type="string" calcext:value-type="string">
            <text:p>Cosul de cumparaturi nu mai are produse in el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0">
          <table:table-cell table:style-name="ce6"/>
          <table:table-cell table:style-name="ce10" office:value-type="string" calcext:value-type="string">
            <text:p>14.Verificare buton Checkout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0" office:value-type="string" calcext:value-type="string">
            <text:p>1.Accesare site</text:p>
            <text:p>2.Adaugarea unuia sau a mai multora produse in cos</text:p>
            <text:p>3.Click pe butonul de Checkout</text:p>
          </table:table-cell>
          <table:table-cell table:style-name="ce6"/>
          <table:table-cell table:style-name="ce10" office:value-type="string" calcext:value-type="string">
            <text:p>Dupa apasarea butonul de checkout esti redirectionat in pagina de Checkout: Your Information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1">
          <table:table-cell table:style-name="ce6"/>
          <table:table-cell table:style-name="ce10" office:value-type="string" calcext:value-type="string">
            <text:p>15.Checkout cu câmpul de first name necompletat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8" office:value-type="string" calcext:value-type="string">
            <text:p>1.Accesare site</text:p>
            <text:p>2.Adaugarea unuia sau a mai multora produse in cos</text:p>
            <text:p>3.Click pe butonul de Checkout</text:p>
            <text:p>4.Neintroducerea datelor in cumpul de First name</text:p>
            <text:p>5.Introducerea datelor in campul Last name</text:p>
            <text:p>6.INtroducerea datelor in Postal code</text:p>
          </table:table-cell>
          <table:table-cell table:style-name="ce6"/>
          <table:table-cell table:style-name="ce10" office:value-type="string" calcext:value-type="string">
            <text:p>Afisarea mesajului Error: First Name is required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2">
          <table:table-cell table:style-name="ce6"/>
          <table:table-cell table:style-name="ce10" office:value-type="string" calcext:value-type="string">
            <text:p>16.Checkout cu câmpul de last name necompletat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0" office:value-type="string" calcext:value-type="string">
            <text:p>1.Accesare site</text:p>
            <text:p>2.Adaugarea unuia sau a mai multora produse in cos</text:p>
            <text:p>3.Click pe butonul de Checkout</text:p>
            <text:p>4.Introducerea datelor in cumpul de First name</text:p>
            <text:p>5.Neintroducerea datelor in campul Last name</text:p>
            <text:p>6.INtroducerea datelor in Postal code</text:p>
          </table:table-cell>
          <table:table-cell table:style-name="ce6"/>
          <table:table-cell table:style-name="ce10" office:value-type="string" calcext:value-type="string">
            <text:p>Afisarea mesajului Error: Last Name is required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3">
          <table:table-cell table:style-name="ce6"/>
          <table:table-cell table:style-name="ce10" office:value-type="string" calcext:value-type="string">
            <text:p>17.Checkout cu câmpul de postal cod necompletat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0" office:value-type="string" calcext:value-type="string">
            <text:p>1.Accesare site</text:p>
            <text:p>2.Adaugarea unuia sau a mai multora produse in cos</text:p>
            <text:p>3.Click pe butonul de Checkout</text:p>
            <text:p>4.Introducerea datelor in cumpul de First name</text:p>
            <text:p>5.Introducerea datelor in campul Last name</text:p>
            <text:p>6.Neitroducerea datelor in Postal code</text:p>
          </table:table-cell>
          <table:table-cell table:style-name="ce6"/>
          <table:table-cell table:style-name="ce10" office:value-type="string" calcext:value-type="string">
            <text:p>Afisarea mesajului Error: Postal Code is required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7">
          <table:table-cell table:style-name="ce6"/>
          <table:table-cell table:style-name="ce10" office:value-type="string" calcext:value-type="string">
            <text:p>18.Afisarea corecta a datelor completate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8" office:value-type="string" calcext:value-type="string">
            <text:p>1.Accesare site</text:p>
            <text:p>2.Adaugarea unuia sau a mai multora produse in cos</text:p>
            <text:p>3.Click pe butonul de Checkout</text:p>
            <text:p>4.Introducerea datelor</text:p>
            <text:p>5.Apasarea butonului Continue</text:p>
            <text:p>6.Afisarea corecta a datelor </text:p>
          </table:table-cell>
          <table:table-cell table:style-name="ce6"/>
          <table:table-cell table:style-name="ce10" office:value-type="string" calcext:value-type="string">
            <text:p>Afisarea corecta a datelor introduse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6">
          <table:table-cell table:style-name="ce6"/>
          <table:table-cell table:style-name="ce10" office:value-type="string" calcext:value-type="string">
            <text:p>19.Redirectionarea corecta a produselor de pe pagina principala</text:p>
          </table:table-cell>
          <table:table-cell table:style-name="ce14" table:content-validation-name="val1" office:value-type="string" calcext:value-type="string">
            <text:p>P2</text:p>
          </table:table-cell>
          <table:table-cell table:style-name="ce6"/>
          <table:table-cell table:style-name="ce10" office:value-type="string" calcext:value-type="string">
            <text:p>1.Accesare site</text:p>
            <text:p>2.Click pe numele produsului</text:p>
            <text:p>3.Verificarea daca redirectionarea este corecta</text:p>
          </table:table-cell>
          <table:table-cell table:style-name="ce6"/>
          <table:table-cell table:style-name="ce10" office:value-type="string" calcext:value-type="string">
            <text:p>Redirectionarea catre produsul pe care l am selectat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4">
          <table:table-cell table:style-name="ce6"/>
          <table:table-cell table:style-name="ce10" office:value-type="string" calcext:value-type="string">
            <text:p>20.Verificarea butonului Add to card de pe pagina principala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0" office:value-type="string" calcext:value-type="string">
            <text:p>1.Accesare site</text:p>
            <text:p>2.Click pe butonul Add to card </text:p>
            <text:p>3.Verificarea tabului Cos de cumparaturi</text:p>
          </table:table-cell>
          <table:table-cell table:style-name="ce6"/>
          <table:table-cell table:style-name="ce10" office:value-type="string" calcext:value-type="string">
            <text:p>Produsul selectat se afla in cosul de cumparaturi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5">
          <table:table-cell table:style-name="ce6"/>
          <table:table-cell table:style-name="ce10" office:value-type="string" calcext:value-type="string">
            <text:p>21.Redirectionarea corecta prin folosirea comandei Open in new tab</text:p>
          </table:table-cell>
          <table:table-cell table:style-name="ce14" table:content-validation-name="val1" office:value-type="string" calcext:value-type="string">
            <text:p>p2</text:p>
          </table:table-cell>
          <table:table-cell table:style-name="ce6"/>
          <table:table-cell table:style-name="ce18" office:value-type="string" calcext:value-type="string">
            <text:p>1.Accesare site</text:p>
            <text:p>2.Click dreapta pe produsul selectat</text:p>
            <text:p>3.Click pe butonul open new tab</text:p>
            <text:p>4.Verificarea redirectionarii corecte a produsului</text:p>
          </table:table-cell>
          <table:table-cell table:style-name="ce6"/>
          <table:table-cell table:style-name="ce10" office:value-type="string" calcext:value-type="string">
            <text:p>Suntem redirectionati pe pagina corecta 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6">
          <table:table-cell table:style-name="ce6"/>
          <table:table-cell table:style-name="ce10" office:value-type="string" calcext:value-type="string">
            <text:p>22.Adaugarea celor 6 produse in cos 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0" office:value-type="string" calcext:value-type="string">
            <text:p>1.Accesare site</text:p>
            <text:p> 2.Adaugarea celor 6 produse in cosul de cumparaturi</text:p>
            <text:p> 3.Click pe butonul Your Cart</text:p>
            <text:p> 4.Verificarea produselor din cos </text:p>
          </table:table-cell>
          <table:table-cell table:style-name="ce6"/>
          <table:table-cell table:style-name="ce10" office:value-type="string" calcext:value-type="string">
            <text:p>Toate produsele selectate sunt in cosul de cumparaturi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6">
          <table:table-cell table:style-name="ce6"/>
          <table:table-cell table:style-name="ce10" office:value-type="string" calcext:value-type="string">
            <text:p>23.Verificarea daca poti continua cu metoda de plata chiar daca cosul de cumparaturi e gol</text:p>
          </table:table-cell>
          <table:table-cell table:style-name="ce14" table:content-validation-name="val1" office:value-type="string" calcext:value-type="string">
            <text:p>p1</text:p>
          </table:table-cell>
          <table:table-cell table:style-name="ce6"/>
          <table:table-cell table:style-name="ce10" office:value-type="string" calcext:value-type="string">
            <text:p>1.Accesare site </text:p>
            <text:p>2.Click pe butonul Your Cart fara a adauga un produs in cos </text:p>
            <text:p>3.Click pe butonul Checkout </text:p>
            <text:p>4.Introducerea datelor corecte in rubrica Checkout: Your Information</text:p>
            <text:p> 5.Click pe butonul Continue</text:p>
            <text:p> 6.Click pe butonul Finish </text:p>
          </table:table-cell>
          <table:table-cell table:style-name="ce6"/>
          <table:table-cell table:style-name="ce10" office:value-type="string" calcext:value-type="string">
            <text:p>Butonul de Checkout nu ar trebuii sa te redirectioneza mai departe</text:p>
          </table:table-cell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5">
          <table:table-cell table:style-name="ce6"/>
          <table:table-cell table:style-name="ce10"/>
          <table:table-cell table:style-name="ce14" table:content-validation-name="val1"/>
          <table:table-cell table:style-name="ce6"/>
          <table:table-cell table:style-name="ce18"/>
          <table:table-cell table:style-name="ce6"/>
          <table:table-cell table:style-name="ce10"/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7">
          <table:table-cell table:style-name="ce6"/>
          <table:table-cell table:style-name="ce10"/>
          <table:table-cell table:style-name="ce14" table:content-validation-name="val1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8">
          <table:table-cell table:style-name="ce6"/>
          <table:table-cell table:style-name="ce10"/>
          <table:table-cell table:style-name="ce14" table:content-validation-name="val1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5">
          <table:table-cell table:style-name="ce6"/>
          <table:table-cell table:style-name="ce10"/>
          <table:table-cell table:style-name="ce14" table:content-validation-name="val1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4">
          <table:table-cell table:style-name="ce6"/>
          <table:table-cell table:style-name="ce10"/>
          <table:table-cell table:style-name="ce14" table:content-validation-name="val1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19">
          <table:table-cell table:style-name="ce6"/>
          <table:table-cell table:style-name="ce10"/>
          <table:table-cell table:style-name="ce14" table:content-validation-name="val1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23" table:content-validation-name="val2"/>
          <table:table-cell table:style-name="ce19"/>
          <table:table-cell table:number-columns-repeated="1014"/>
        </table:table-row>
        <table:table-row table:style-name="ro20">
          <table:table-cell table:style-name="ce6"/>
          <table:table-cell table:style-name="ce10"/>
          <table:table-cell table:style-name="ce14" table:content-validation-name="val1"/>
          <table:table-cell table:style-name="ce6"/>
          <table:table-cell table:style-name="ce10"/>
          <table:table-cell table:style-name="ce19"/>
          <table:table-cell table:style-name="ce20"/>
          <table:table-cell table:style-name="ce19" table:number-columns-repeated="3"/>
          <table:table-cell table:number-columns-repeated="1014"/>
        </table:table-row>
        <table:table-row table:style-name="ro21">
          <table:table-cell table:style-name="ce6"/>
          <table:table-cell table:style-name="ce10"/>
          <table:table-cell table:style-name="ce14" table:content-validation-name="val1"/>
          <table:table-cell table:style-name="ce6"/>
          <table:table-cell table:style-name="ce10"/>
          <table:table-cell table:style-name="ce19"/>
          <table:table-cell table:style-name="ce20"/>
          <table:table-cell table:style-name="ce19" table:number-columns-repeated="3"/>
          <table:table-cell table:number-columns-repeated="1014"/>
        </table:table-row>
        <table:table-row table:style-name="ro22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6"/>
          <table:table-cell table:number-columns-repeated="1014"/>
        </table:table-row>
        <table:table-row table:style-name="ro23" table:number-rows-repeated="187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6"/>
          <table:table-cell table:number-columns-repeated="1014"/>
        </table:table-row>
        <table:table-row table:style-name="ro23" table:number-rows-repeated="780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TestCases.I2:TestCases.I30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0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0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25">
          <table:table-cell table:style-name="ce27" office:value-type="string" calcext:value-type="string">
            <text:p>Total tests</text:p>
          </table:table-cell>
          <table:table-cell table:style-name="ce27" office:value-type="string" calcext:value-type="string">
            <text:p>Nb of Pass test</text:p>
          </table:table-cell>
          <table:table-cell table:style-name="ce27" office:value-type="string" calcext:value-type="string">
            <text:p>Nb of Failed test</text:p>
          </table:table-cell>
          <table:table-cell table:style-name="ce27" office:value-type="string" calcext:value-type="string">
            <text:p>Nb. Of Blocked tests</text:p>
          </table:table-cell>
          <table:table-cell table:style-name="ce27" office:value-type="string" calcext:value-type="string">
            <text:p>Total test covered</text:p>
          </table:table-cell>
          <table:table-cell table:style-name="ce27" office:value-type="string" calcext:value-type="string">
            <text:p>Blocked Tests%</text:p>
          </table:table-cell>
          <table:table-cell table:style-name="ce27" office:value-type="string" calcext:value-type="string">
            <text:p>Failed test%</text:p>
          </table:table-cell>
          <table:table-cell table:style-name="ce27" office:value-type="string" calcext:value-type="string">
            <text:p>Pass test %</text:p>
          </table:table-cell>
          <table:table-cell table:style-name="ce27" office:value-type="string" calcext:value-type="string">
            <text:p>Total test covered</text:p>
          </table:table-cell>
          <table:table-cell table:number-columns-repeated="1015"/>
        </table:table-row>
        <table:table-row table:style-name="ro12">
          <table:table-cell table:style-name="ce28" table:formula="of:=COUNTIF([$TestCases.B2:.B60];&quot;*&quot;)" office:value-type="float" office:value="23" calcext:value-type="float">
            <text:p>23</text:p>
          </table:table-cell>
          <table:table-cell table:style-name="ce28" table:formula="of:=COUNTIF([$TestCases.I2:.O60];&quot;Pass&quot;)" office:value-type="float" office:value="0" calcext:value-type="float">
            <text:p>0</text:p>
          </table:table-cell>
          <table:table-cell table:style-name="ce28" table:formula="of:=COUNTIF([$TestCases.I2:.I60];&quot;Fail&quot;)" office:value-type="float" office:value="0" calcext:value-type="float">
            <text:p>0</text:p>
          </table:table-cell>
          <table:table-cell table:style-name="ce28" table:formula="of:=COUNTIF([$TestCases.I2:.I60];&quot;Blocked&quot;)" office:value-type="float" office:value="0" calcext:value-type="float">
            <text:p>0</text:p>
          </table:table-cell>
          <table:table-cell table:style-name="ce28" table:formula="of:=[.B2]+[.C2]" office:value-type="float" office:value="0" calcext:value-type="float">
            <text:p>0</text:p>
          </table:table-cell>
          <table:table-cell table:style-name="ce29" table:formula="of:=([.D2]/[.A2])*100" office:value-type="float" office:value="0" calcext:value-type="float">
            <text:p>0.00</text:p>
          </table:table-cell>
          <table:table-cell table:style-name="ce30" table:formula="of:=([.C2]/[.A2])*100" office:value-type="float" office:value="0" calcext:value-type="float">
            <text:p>0.00</text:p>
          </table:table-cell>
          <table:table-cell table:style-name="ce29" table:formula="of:=([.B2]/[.A2])*100" office:value-type="float" office:value="0" calcext:value-type="float">
            <text:p>0.00</text:p>
          </table:table-cell>
          <table:table-cell table:style-name="ce31" table:formula="of:=(([.B2]+[.C2])/[.A2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3" table:number-rows-repeated="998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6-02T15:48:17.272000000</dc:date>
    <meta:editing-duration>PT4M22S</meta:editing-duration>
    <meta:editing-cycles>1</meta:editing-cycles>
    <meta:document-statistic meta:table-count="2" meta:cell-count="126" meta:object-count="0"/>
    <meta:generator>Neat_Office/6.2.8.2$Windows_x86 LibreOffice_project/</meta:generator>
  </office:meta>
</office:document-meta>
</file>